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3.0874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7854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 style:data-style-name="N2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6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3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6" table:default-cell-style-name="ce20"/>
        <table:table-column table:style-name="co19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8" table:number-columns-repeated="989" table:default-cell-style-name="ce13"/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itDriver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N. of ind</text:p>
          </table:table-cell>
          <table:table-cell table:style-name="ce1" office:value-type="string" calcext:value-type="string">
            <text:p>N. of Iter</text:p>
          </table:table-cell>
          <table:table-cell table:style-name="ce1"/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<text:s/>LO</text:p>
          </table:table-cell>
          <table:table-cell table:style-name="ce21" office:value-type="string" calcext:value-type="string">
            <text:p>DesVel</text:p>
          </table:table-cell>
          <table:table-cell table:style-name="ce21" office:value-type="string" calcext:value-type="string">
            <text:p>DesAcc</text:p>
          </table:table-cell>
          <table:table-cell table:style-name="ce21" office:value-type="string" calcext:value-type="string">
            <text:p>DesDec</text:p>
          </table:table-cell>
          <table:table-cell table:style-name="ce21" office:value-type="string" calcext:value-type="string">
            <text:p>CurBeh</text:p>
          </table:table-cell>
          <table:table-cell table:style-name="ce21" office:value-type="string" calcext:value-type="string">
            <text:p>ObsSpeLim</text:p>
          </table:table-cell>
          <table:table-cell table:style-name="ce21" office:value-type="string" calcext:value-type="string">
            <text:p>LanKeep</text:p>
          </table:table-cell>
          <table:table-cell table:style-name="ce21" office:value-type="string" calcext:value-type="string">
            <text:p>SpeedKeep</text:p>
          </table:table-cell>
          <table:table-cell table:style-name="ce22" office:value-type="string" calcext:value-type="string">
            <text:p>DistKeep</text:p>
          </table:table-cell>
          <table:table-cell table:style-name="ce22" office:value-type="string" calcext:value-type="string">
            <text:p>LanChaDyn</text:p>
          </table:table-cell>
          <table:table-cell table:style-name="ce22" office:value-type="string" calcext:value-type="string">
            <text:p>UrgOver</text:p>
          </table:table-cell>
          <table:table-cell table:style-name="ce22" office:value-type="string" calcext:value-type="string">
            <text:p>RespToTailVeh</text:p>
          </table:table-cell>
          <table:table-cell table:style-name="ce22" office:value-type="string" calcext:value-type="string">
            <text:p>ForDist</text:p>
          </table:table-cell>
          <table:table-cell table:style-name="ce22" office:value-type="string" calcext:value-type="string">
            <text:p>SteerDist</text:p>
          </table:table-cell>
          <table:table-cell table:style-name="ce22" office:value-type="string" calcext:value-type="string">
            <text:p>ObsKeepRR</text:p>
          </table:table-cell>
          <table:table-cell table:style-name="ce22" office:value-type="string" calcext:value-type="string">
            <text:p>ConsEnvCond</text:p>
          </table:table-cell>
          <table:table-cell table:style-name="ce22" office:value-type="string" calcext:value-type="string">
            <text:p>UseOfInd</text:p>
          </table:table-cell>
          <table:table-cell table:style-name="ce22" office:value-type="string" calcext:value-type="string">
            <text:p>ReactTime</text:p>
          </table:table-cell>
          <table:table-cell table:style-name="ce22" office:value-type="string" calcext:value-type="string">
            <text:p>ObTrafSigns</text:p>
          </table:table-cell>
          <table:table-cell table:style-name="ce22" office:value-type="string" calcext:value-type="string">
            <text:p>ObTrafLigh</text:p>
          </table:table-cell>
          <table:table-cell table:style-name="ce22" office:value-type="string" calcext:value-type="string">
            <text:p>ObTrfRul</text:p>
          </table:table-cell>
          <table:table-cell table:style-name="ce22" office:value-type="string" calcext:value-type="string">
            <text:p>Swarm</text:p>
          </table:table-cell>
          <table:table-cell table:style-name="ce22" office:value-type="string" calcext:value-type="string">
            <text:p>RouAdher</text:p>
          </table:table-cell>
          <table:table-cell table:style-name="ce8" office:value-type="string" calcext:value-type="string">
            <text:p>TIME OF SIM (CPU)</text:p>
          </table:table-cell>
          <table:table-cell table:style-name="ce23"/>
          <table:table-cell table:style-name="ce18" table:number-columns-repeated="989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Def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2]; &quot;-&quot;; [.B2]; &quot;-&quot;; [.C2]; IF([.D2]&lt;&gt;&quot;&quot;; &quot;--Weights:&quot; &amp; [.D2] &amp; &quot;:&quot; &amp; [.E2]; &quot;&quot;);IF([.F2]&lt;&gt;&quot;&quot;; &quot;--Ind:&quot; &amp; [.F2]; &quot;&quot;);&quot;-Iterations:&quot;; [.G2])" office:value-type="string" office:string-value="OPO-ABS-DefDr--Weights:1:1-Iterations:200" calcext:value-type="string">
            <text:p>OPO-ABS-DefDr--Weights:1:1-Iterations:200</text:p>
          </table:table-cell>
          <table:table-cell table:style-name="ce9" office:value-type="float" office:value="137.040000000007" calcext:value-type="float">
            <text:p>137.04</text:p>
          </table:table-cell>
          <table:table-cell table:style-name="ce9" office:value-type="float" office:value="37.8445088863373" calcext:value-type="float">
            <text:p>37.84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5" calcext:value-type="float">
            <text:p>0.5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11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465.67min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3]; &quot;-&quot;; [.B3]; &quot;-&quot;; [.C3]; IF([.D3]&lt;&gt;&quot;&quot;; &quot;--Weights:&quot; &amp; [.D3] &amp; &quot;:&quot; &amp; [.E3]; &quot;&quot;);IF([.F3]&lt;&gt;&quot;&quot;; &quot;--Ind:&quot; &amp; [.F3]; &quot;&quot;);&quot;-Iterations:&quot;; [.G3])" office:value-type="string" office:string-value="OPO-ABS-HasDr--Weights:1:1-Iterations:200" calcext:value-type="string">
            <text:p>OPO-ABS-Has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In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InsDr--Weights:1:1-Iterations:200" calcext:value-type="string">
            <text:p>OPO-ABS-InsDr--Weights:1:1-Iterations:200</text:p>
          </table:table-cell>
          <table:table-cell table:style-name="ce9" table:number-columns-repeated="25"/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Def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GAU-DefDr--Weights:1:1-Iterations:200" calcext:value-type="string">
            <text:p>OPO-GAU-DefDr--Weights:1:1-Iterations:200</text:p>
          </table:table-cell>
          <table:table-cell table:style-name="ce9" office:value-type="float" office:value="132.680000000008" calcext:value-type="float">
            <text:p>132.68</text:p>
          </table:table-cell>
          <table:table-cell table:style-name="ce9" office:value-type="float" office:value="38.7092977762222" calcext:value-type="float">
            <text:p>38.7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5" calcext:value-type="float">
            <text:p>0.5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92" calcext:value-type="float">
            <text:p>0.92</text:p>
          </table:table-cell>
          <table:table-cell table:number-columns-repeated="11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1252.76min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OPO-GAU-HasDr--Weights:1:1-Iterations:200" calcext:value-type="string">
            <text:p>OPO-GAU-HasDr--Weights:1:1-Iterations:200</text:p>
          </table:table-cell>
          <table:table-cell table:style-name="ce9" office:value-type="float" office:value="137.040000000007" calcext:value-type="float">
            <text:p>137.04</text:p>
          </table:table-cell>
          <table:table-cell table:style-name="ce9" office:value-type="float" office:value="37.8414332866669" calcext:value-type="float">
            <text:p>37.84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93" calcext:value-type="float">
            <text:p>0.93</text:p>
          </table:table-cell>
          <table:table-cell table:style-name="ce9" office:value-type="float" office:value="0.7" calcext:value-type="float">
            <text:p>0.70</text:p>
          </table:table-cell>
          <table:table-cell table:number-columns-repeated="10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522.67min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In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14" table:formula="of:=CONCATENATE([.A7]; &quot;-&quot;; [.B7]; &quot;-&quot;; [.C7]; IF([.D7]&lt;&gt;&quot;&quot;; &quot;--Weights:&quot; &amp; [.D7] &amp; &quot;:&quot; &amp; [.E7]; &quot;&quot;);IF([.F7]&lt;&gt;&quot;&quot;; &quot;--Ind:&quot; &amp; [.F7]; &quot;&quot;);&quot;-Iterations:&quot;; [.G7])" office:value-type="string" office:string-value="OPO-GAU-InsDr--Weights:1:1-Iterations:200" calcext:value-type="string">
            <text:p>OPO-GAU-InsDr--Weights:1:1-Iterations:200</text:p>
          </table:table-cell>
          <table:table-cell table:style-name="ce9" office:value-type="float" office:value="132.680000000008" calcext:value-type="float">
            <text:p>132.68</text:p>
          </table:table-cell>
          <table:table-cell table:style-name="ce9" office:value-type="float" office:value="38.6577397584915" calcext:value-type="float">
            <text:p>38.66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3" calcext:value-type="float">
            <text:p>0.30</text:p>
          </table:table-cell>
          <table:table-cell table:number-columns-repeated="10" table:style-name="ce9" office:value-type="float" office:value="0.5" calcext:value-type="float">
            <text:p>0.5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string" calcext:value-type="string">
            <text:p>519.59min</text:p>
          </table:table-cell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Def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8]; &quot;-&quot;; [.B8]; &quot;-&quot;; [.C8]; IF([.D8]&lt;&gt;&quot;&quot;; &quot;--Weights:&quot; &amp; [.D8] &amp; &quot;:&quot; &amp; [.E8]; &quot;&quot;);IF([.F8]&lt;&gt;&quot;&quot;; &quot;--Ind:&quot; &amp; [.F8]; &quot;&quot;);&quot;-Iterations:&quot;; [.G8])" office:value-type="string" office:string-value="PB-NSGA2-DefDr--Ind:4-Iterations:50" calcext:value-type="string">
            <text:p>PB-NSGA2-DefDr--Ind:4-Iterations:50</text:p>
          </table:table-cell>
          <table:table-cell table:style-name="ce19" table:number-columns-repeated="24"/>
          <table:table-cell table:style-name="ce19" office:value-type="string" calcext:value-type="string">
            <text:p>629.87min</text:p>
          </table:table-cell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Ha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9]; &quot;-&quot;; [.B9]; &quot;-&quot;; [.C9]; IF([.D9]&lt;&gt;&quot;&quot;; &quot;--Weights:&quot; &amp; [.D9] &amp; &quot;:&quot; &amp; [.E9]; &quot;&quot;);IF([.F9]&lt;&gt;&quot;&quot;; &quot;--Ind:&quot; &amp; [.F9]; &quot;&quot;);&quot;-Iterations:&quot;; [.G9])" office:value-type="string" office:string-value="PB-NSGA2-HasDr--Ind:4-Iterations:50" calcext:value-type="string">
            <text:p>PB-NSGA2-Ha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NSGA2</text:p>
          </table:table-cell>
          <table:table-cell table:style-name="ce12" office:value-type="string" calcext:value-type="string">
            <text:p>In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0]; &quot;-&quot;; [.B10]; &quot;-&quot;; [.C10]; IF([.D10]&lt;&gt;&quot;&quot;; &quot;--Weights:&quot; &amp; [.D10] &amp; &quot;:&quot; &amp; [.E10]; &quot;&quot;);IF([.F10]&lt;&gt;&quot;&quot;; &quot;--Ind:&quot; &amp; [.F10]; &quot;&quot;);&quot;-Iterations:&quot;; [.G10])" office:value-type="string" office:string-value="PB-NSGA2-InsDr--Ind:4-Iterations:50" calcext:value-type="string">
            <text:p>PB-NSGA2-In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Def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1]; &quot;-&quot;; [.B11]; &quot;-&quot;; [.C11]; IF([.D11]&lt;&gt;&quot;&quot;; &quot;--Weights:&quot; &amp; [.D11] &amp; &quot;:&quot; &amp; [.E11]; &quot;&quot;);IF([.F11]&lt;&gt;&quot;&quot;; &quot;--Ind:&quot; &amp; [.F11]; &quot;&quot;);&quot;-Iterations:&quot;; [.G11])" office:value-type="string" office:string-value="PB-RAND-DefDr--Ind:4-Iterations:50" calcext:value-type="string">
            <text:p>PB-RAND-Def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Ha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2]; &quot;-&quot;; [.B12]; &quot;-&quot;; [.C12]; IF([.D12]&lt;&gt;&quot;&quot;; &quot;--Weights:&quot; &amp; [.D12] &amp; &quot;:&quot; &amp; [.E12]; &quot;&quot;);IF([.F12]&lt;&gt;&quot;&quot;; &quot;--Ind:&quot; &amp; [.F12]; &quot;&quot;);&quot;-Iterations:&quot;; [.G12])" office:value-type="string" office:string-value="PB-RAND-HasDr--Ind:4-Iterations:50" calcext:value-type="string">
            <text:p>PB-RAND-Ha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RAND</text:p>
          </table:table-cell>
          <table:table-cell table:style-name="ce12" office:value-type="string" calcext:value-type="string">
            <text:p>InsDr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5" table:formula="of:=CONCATENATE([.A13]; &quot;-&quot;; [.B13]; &quot;-&quot;; [.C13]; IF([.D13]&lt;&gt;&quot;&quot;; &quot;--Weights:&quot; &amp; [.D13] &amp; &quot;:&quot; &amp; [.E13]; &quot;&quot;);IF([.F13]&lt;&gt;&quot;&quot;; &quot;--Ind:&quot; &amp; [.F13]; &quot;&quot;);&quot;-Iterations:&quot;; [.G13])" office:value-type="string" office:string-value="PB-RAND-InsDr--Ind:4-Iterations:50" calcext:value-type="string">
            <text:p>PB-RAND-InsDr--Ind:4-Iterations:50</text:p>
          </table:table-cell>
          <table:table-cell table:style-name="ce19" table:number-columns-repeated="25"/>
          <table:table-cell table:number-columns-repeated="990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8"/>
          <table:table-cell table:style-name="Default" table:number-columns-repeated="22"/>
          <table:table-cell table:number-columns-repeated="99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5"/>
          <table:table-cell table:style-name="Default" table:number-columns-repeated="3"/>
          <table:table-cell table:number-columns-repeated="1005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7"/>
          <table:table-cell table:style-name="Default"/>
          <table:table-cell table:number-columns-repeated="1005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2">
      <number:month/>
      <number:text>/</number:text>
      <number:day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minutes number:style="long"/>
      <number:text>:</number:text>
      <number:seconds number:style="long" number:decimal-places="1"/>
    </number:time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8">
      <number:day/>
      <number:text>-</number:text>
      <number:month number:textual="true"/>
      <number:text>-</number:text>
      <number:year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3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53:38.277627542</meta:creation-date>
    <dc:date>2023-10-30T01:01:51.167214303</dc:date>
    <meta:editing-duration>PT2H25M35S</meta:editing-duration>
    <meta:editing-cycles>15</meta:editing-cycles>
    <meta:generator>LibreOffice/7.3.7.2$Linux_X86_64 LibreOffice_project/30$Build-2</meta:generator>
    <meta:document-statistic meta:table-count="1" meta:cell-count="211" meta:object-count="0"/>
  </office:meta>
</office:document-meta>
</file>